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Contexto</text:h>
      <text:p text:style-name="Text_20_body">Você vai criar um <text:span text:style-name="Strong_20_Emphasis">sistema de controle de produtos de uma loja</text:span>.</text:p>
      <text:p text:style-name="Horizontal_20_Line"/>
      <text:h text:style-name="Heading_20_2" text:outline-level="2">📌 Regras de negócio</text:h>
      <text:p text:style-name="Text_20_body">Para cada produto, o usuário deve informar:</text:p>
      <text:list text:style-name="L1">
        <text:list-item>
          <text:p text:style-name="P1">Nome do produto</text:p>
        </text:list-item>
        <text:list-item>
          <text:p text:style-name="P1">Preço unitário</text:p>
        </text:list-item>
        <text:list-item>
          <text:p text:style-name="P1">Quantidade em estoque</text:p>
        </text:list-item>
      </text:list>
      <text:p text:style-name="Text_20_body">O cadastro deve continuar até o usuário digitar <text:span text:style-name="Strong_20_Emphasis">FIM</text:span> no nome do produto.</text:p>
      <text:p text:style-name="Horizontal_20_Line"/>
      <text:h text:style-name="Heading_20_2" text:outline-level="2">🧮 Cálculos obrigatórios</text:h>
      <text:p text:style-name="Text_20_body">Para cada produto, calcule:</text:p>
      <text:list text:style-name="L2">
        <text:list-item>
          <text:p text:style-name="P2">Valor total em estoque (<text:span text:style-name="Source_20_Text">preço × quantidade</text:span>)</text:p>
        </text:list-item>
        <text:list-item>
          <text:p text:style-name="P2">Classificação do produto:</text:p>
          <text:list>
            <text:list-item>
              <text:p text:style-name="P2">valor total ≤ 500 → <text:span text:style-name="Strong_20_Emphasis">Estoque baixo</text:span></text:p>
            </text:list-item>
            <text:list-item>
              <text:p text:style-name="P2">valor total ≤ 2000 → <text:span text:style-name="Strong_20_Emphasis">Estoque médio</text:span></text:p>
            </text:list-item>
            <text:list-item>
              <text:p text:style-name="P2">valor total &gt; 2000 → <text:span text:style-name="Strong_20_Emphasis">Estoque alto</text:span></text:p>
            </text:list-item>
          </text:list>
        </text:list-item>
      </text:list>
      <text:p text:style-name="Horizontal_20_Line"/>
      <text:h text:style-name="Heading_20_2" text:outline-level="2">🗂 Estrutura de dados obrigatória</text:h>
      <text:p text:style-name="Text_20_body">Cada produto deve ser armazenado neste formato:</text:p>
      <text:p text:style-name="Standard">[</text:p>
      <text:p text:style-name="Standard"><text:s text:c="2"/>'nome' =&gt; '',</text:p>
      <text:p text:style-name="Standard"><text:s text:c="2"/>'preco' =&gt; 0,</text:p>
      <text:p text:style-name="Standard"><text:s text:c="2"/>'quantidade' =&gt; 0,</text:p>
      <text:p text:style-name="Standard"><text:s text:c="2"/>'valor_total' =&gt; 0,</text:p>
      <text:p text:style-name="Standard"><text:s text:c="2"/>'classificacao' =&gt; ''</text:p>
      <text:p text:style-name="Standard">]</text:p>
      <text:p text:style-name="Text_20_body">Todos os produtos devem ficar em um <text:span text:style-name="Strong_20_Emphasis">array de produtos</text:span>.</text:p>
      <text:p text:style-name="Horizontal_20_Line"/>
      <text:h text:style-name="Heading_20_2" text:outline-level="2">📊 Relatório final (obrigatório)</text:h>
      <text:p text:style-name="Text_20_body">Ao final do programa, mostrar:</text:p>
      <text:list text:style-name="L3">
        <text:list-item>
          <text:p text:style-name="P3">Lista de todos os produtos (nome + valor total + classificação)</text:p>
        </text:list-item>
        <text:list-item>
          <text:p text:style-name="P3"><text:soft-page-break/>Valor total do estoque da loja</text:p>
        </text:list-item>
        <text:list-item>
          <text:p text:style-name="P3">Produto com <text:span text:style-name="Strong_20_Emphasis">maior valor em estoque</text:span></text:p>
        </text:list-item>
        <text:list-item>
          <text:p text:style-name="P3">Produto com <text:span text:style-name="Strong_20_Emphasis">menor valor em estoque</text:span></text:p>
        </text:list-item>
        <text:list-item>
          <text:p text:style-name="P3">Valor médio dos produtos em estoque</text:p>
        </text:list-item>
      </text:list>
      <text:p text:style-name="Horizontal_20_Line"/>
      <text:h text:style-name="Heading_20_2" text:outline-level="2">⚙️ Regras técnicas (iguais ao Exercício 6)</text:h>
      <text:list text:style-name="L4">
        <text:list-item>
          <text:p text:style-name="P4">✔ Use funções</text:p>
        </text:list-item>
        <text:list-item>
          <text:p text:style-name="P4">✔ Nenhuma função pode usar <text:span text:style-name="Source_20_Text">echo</text:span></text:p>
        </text:list-item>
        <text:list-item>
          <text:p text:style-name="P4">✔ Funções devem retornar dados</text:p>
        </text:list-item>
        <text:list-item>
          <text:p text:style-name="P4">✔ O <text:span text:style-name="Source_20_Text">while / do while</text:span> controla o fluxo</text:p>
        </text:list-item>
        <text:list-item>
          <text:p text:style-name="P4">✔ O <text:span text:style-name="Source_20_Text">echo</text:span> só aparece no final</text:p>
        </text:list-item>
      </text:list>
      <text:p text:style-name="Horizontal_20_Line"/>
      <text:h text:style-name="Heading_20_2" text:outline-level="2">🧠 O que esse exercício treina (sem você perceber)</text:h>
      <text:list text:style-name="L5">
        <text:list-item>
          <text:p text:style-name="P5">Arrays de arrays</text:p>
        </text:list-item>
        <text:list-item>
          <text:p text:style-name="P5">Acúmulo de dados</text:p>
        </text:list-item>
        <text:list-item>
          <text:p text:style-name="P5">Funções bem definidas</text:p>
        </text:list-item>
        <text:list-item>
          <text:p text:style-name="P5">Lógica condicional</text:p>
        </text:list-item>
        <text:list-item>
          <text:p text:style-name="P5">Estatísticas básicas (<text:span text:style-name="Source_20_Text">max</text:span>, <text:span text:style-name="Source_20_Text">min</text:span>, média)</text:p>
        </text:list-item>
      </text:list>
      <text:p text:style-name="Text_20_body">👉 Ou seja: <text:span text:style-name="Strong_20_Emphasis">100% do que você precisa dominar agora</text:span>.</text:p>
      <text:p text:style-name="Horizontal_20_Line"/>
      <text:h text:style-name="Heading_20_2" text:outline-level="2">💡 Dica estratégica (opcional)</text:h>
      <text:p text:style-name="Text_20_body">Se travar, pense assim:</text:p>
      <text:list text:style-name="L6">
        <text:list-item>
          <text:p text:style-name="P6">Uma função <text:span text:style-name="Strong_20_Emphasis">cria o produto</text:span></text:p>
        </text:list-item>
        <text:list-item>
          <text:p text:style-name="P6">Outra <text:span text:style-name="Strong_20_Emphasis">calcula estatísticas</text:span></text:p>
        </text:list-item>
        <text:list-item>
          <text:p text:style-name="P6">O programa principal <text:span text:style-name="Strong_20_Emphasis">organiza tudo</text:span></text:p>
        </text:list-item>
      </text:list>
      <text:p text:style-name="Horizontal_20_Line"/>
      <text:h text:style-name="Heading_20_2" text:outline-level="2">🎯 Desafio bônus (se quiser sofrer 😈)</text:h>
      <text:list text:style-name="L7">
        <text:list-item>
          <text:p text:style-name="P7">Mostrar quantos produtos existem em cada classificação</text:p>
        </text:list-item>
        <text:list-item>
          <text:p text:style-name="P7">Impedir preço ou quantidade negativos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30T19:46:01.345872137</meta:creation-date>
    <dc:date>2025-12-30T19:47:52.407413086</dc:date>
    <meta:editing-duration>PT1M52S</meta:editing-duration>
    <meta:editing-cycles>1</meta:editing-cycles>
    <meta:document-statistic meta:table-count="0" meta:image-count="0" meta:object-count="0" meta:page-count="3" meta:paragraph-count="53" meta:word-count="306" meta:character-count="1645" meta:non-whitespace-character-count="1410"/>
    <meta:generator>LibreOffice/24.2.7.2$Linux_X86_64 LibreOffice_project/420$Build-2</meta:generator>
  </office:meta>
</office:document-meta>
</file>